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4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 style:data-style-name="N84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dominio</text:p>
          </table:table-cell>
          <table:table-cell table:style-name="ce1" office:value-type="string" calcext:value-type="string">
            <text:p>Expira</text:p>
          </table:table-cell>
        </table:table-row>
        <table:table-row table:style-name="ro1">
          <table:table-cell office:value-type="string" calcext:value-type="string">
            <text:p>esperanzaporelcambio.com</text:p>
          </table:table-cell>
          <table:table-cell office:value-type="date" office:date-value="2023-02-21" calcext:value-type="date">
            <text:p>2023-02-21</text:p>
          </table:table-cell>
        </table:table-row>
        <table:table-row table:style-name="ro1">
          <table:table-cell office:value-type="string" calcext:value-type="string">
            <text:p>epcnacional.com</text:p>
          </table:table-cell>
          <table:table-cell office:value-type="date" office:date-value="2022-09-06" calcext:value-type="date">
            <text:p>2022-09-06</text:p>
          </table:table-cell>
        </table:table-row>
        <table:table-row table:style-name="ro1">
          <table:table-cell office:value-type="string" calcext:value-type="string">
            <text:p>esxelcambio.com</text:p>
          </table:table-cell>
          <table:table-cell office:value-type="date" office:date-value="2023-02-21" calcext:value-type="date">
            <text:p>2023-02-21</text:p>
          </table:table-cell>
        </table:table-row>
        <table:table-row table:style-name="ro1">
          <table:table-cell office:value-type="string" calcext:value-type="string">
            <text:p>javierbertucci.org</text:p>
          </table:table-cell>
          <table:table-cell office:value-type="date" office:date-value="2023-03-14" calcext:value-type="date">
            <text:p>2023-03-14</text:p>
          </table:table-cell>
        </table:table-row>
        <table:table-row table:style-name="ro1">
          <table:table-cell office:value-type="string" calcext:value-type="string">
            <text:p>partidoelcambio.org</text:p>
          </table:table-cell>
          <table:table-cell office:value-type="date" office:date-value="2023-03-03" calcext:value-type="date">
            <text:p>2023-03-03</text:p>
          </table:table-cell>
        </table:table-row>
        <table:table-row table:style-name="ro1">
          <table:table-cell office:value-type="string" calcext:value-type="string">
            <text:p>rbcoleccion.com</text:p>
          </table:table-cell>
          <table:table-cell office:value-type="date" office:date-value="2022-05-23" calcext:value-type="date">
            <text:p>2022-05-23</text:p>
          </table:table-cell>
        </table:table-row>
        <table:table-row table:style-name="ro1">
          <table:table-cell office:value-type="string" calcext:value-type="string">
            <text:p>rebecabertucci.com</text:p>
          </table:table-cell>
          <table:table-cell office:value-type="date" office:date-value="2022-05-23" calcext:value-type="date">
            <text:p>2022-05-23</text:p>
          </table:table-cell>
        </table:table-row>
        <table:table-row table:style-name="ro1">
          <table:table-cell office:value-type="string" calcext:value-type="string">
            <text:p>rebecabertucci.org</text:p>
          </table:table-cell>
          <table:table-cell office:value-type="date" office:date-value="2023-03-21" calcext:value-type="date">
            <text:p>2023-03-21</text:p>
          </table:table-cell>
        </table:table-row>
      </table:table>
      <table:named-expressions/>
      <table:database-ranges>
        <table:database-range table:name="__Anonymous_Sheet_DB__0" table:target-range-address="Hoja1.A1:Hoja1.B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21:08:30.7932481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1:08:05.242192852</meta:creation-date>
    <dc:date>2022-04-13T19:38:54.920309387</dc:date>
    <meta:editing-duration>PT23H25M54S</meta:editing-duration>
    <meta:editing-cycles>9</meta:editing-cycles>
    <meta:generator>LibreOffice/7.0.6.2$Linux_X86_64 LibreOffice_project/00$Build-2</meta:generator>
    <meta:document-statistic meta:table-count="1" meta:cell-count="18" meta:object-count="0"/>
  </office:meta>
</office:document-meta>
</file>